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bb0f" officeooo:paragraph-rsid="000cbb0f"/>
    </style:style>
    <style:style style:name="P2" style:family="paragraph" style:parent-style-name="Standard">
      <style:text-properties officeooo:rsid="000e4e04" officeooo:paragraph-rsid="000e4e04"/>
    </style:style>
    <style:style style:name="P3" style:family="paragraph" style:parent-style-name="Standard">
      <style:text-properties officeooo:rsid="00100110" officeooo:paragraph-rsid="001001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neyelim</text:p>
      <text:p text:style-name="P1"/>
      <text:p text:style-name="P2">version4</text:p>
      <text:p text:style-name="P2"/>
      <text:p text:style-name="P3">stas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3T19:05:00.557000000</dc:date>
    <meta:editing-duration>PT27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" meta:word-count="3" meta:character-count="22" meta:non-whitespace-character-count="22"/>
  </office:meta>
</office:document-meta>
</file>